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OLL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U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formula="of:=[.C2]+[.D2]+[.E2]+[.F2]+[.G2]" office:value-type="float" office:value="466" calcext:value-type="float">
            <text:p>466</text:p>
          </table:table-cell>
          <table:table-cell table:formula="of:=[.H2]/5" office:value-type="float" office:value="93.2" calcext:value-type="float">
            <text:p>93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JANA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formula="of:=[.C3]+[.D3]+[.E3]+[.F3]+[.G3]" office:value-type="float" office:value="455" calcext:value-type="float">
            <text:p>455</text:p>
          </table:table-cell>
          <table:table-cell table:formula="of:=[.H3]/5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LPA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formula="of:=[.C4]+[.D4]+[.E4]+[.F4]+[.G4]" office:value-type="float" office:value="308" calcext:value-type="float">
            <text:p>308</text:p>
          </table:table-cell>
          <table:table-cell table:formula="of:=[.H4]/5" office:value-type="float" office:value="61.6" calcext:value-type="float">
            <text:p>61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SINA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formula="of:=[.C5]+[.D5]+[.E5]+[.F5]+[.G5]" office:value-type="float" office:value="312" calcext:value-type="float">
            <text:p>312</text:p>
          </table:table-cell>
          <table:table-cell table:formula="of:=[.H5]/5" office:value-type="float" office:value="62.4" calcext:value-type="float">
            <text:p>62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BINSU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formula="of:=[.C6]+[.D6]+[.E6]+[.F6]+[.G6]" office:value-type="float" office:value="492" calcext:value-type="float">
            <text:p>492</text:p>
          </table:table-cell>
          <table:table-cell table:formula="of:=[.H6]/5" office:value-type="float" office:value="98.4" calcext:value-type="float">
            <text:p>98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6:55:11.959979800</meta:creation-date>
    <dc:date>2020-02-18T16:55:31.490752439</dc:date>
    <meta:editing-duration>PT19S</meta:editing-duration>
    <meta:editing-cycles>1</meta:editing-cycles>
    <meta:document-statistic meta:table-count="1" meta:cell-count="54" meta:object-count="0"/>
    <meta:generator>LibreOffice/5.1.6.2$Linux_X86_64 LibreOffice_project/10m0$Build-2</meta:generator>
  </office:meta>
</office:document-meta>
</file>